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71.4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4.8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255.54pt"/>
    </style:style>
    <style:style style:name="co9" style:family="table-column">
      <style:table-column-properties fo:break-before="auto" style:column-width="153.21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161.89pt"/>
    </style:style>
    <style:style style:name="co12" style:family="table-column">
      <style:table-column-properties fo:break-before="auto" style:column-width="136.49pt"/>
    </style:style>
    <style:style style:name="co13" style:family="table-column">
      <style:table-column-properties fo:break-before="auto" style:column-width="138.9pt"/>
    </style:style>
    <style:style style:name="co14" style:family="table-column">
      <style:table-column-properties fo:break-before="auto" style:column-width="126.14pt"/>
    </style:style>
    <style:style style:name="co15" style:family="table-column">
      <style:table-column-properties fo:break-before="auto" style:column-width="158.74pt"/>
    </style:style>
    <style:style style:name="co16" style:family="table-column">
      <style:table-column-properties fo:break-before="auto" style:column-width="97.65pt"/>
    </style:style>
    <style:style style:name="co17" style:family="table-column">
      <style:table-column-properties fo:break-before="auto" style:column-width="319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ustomization">
      <style:table-properties table:display="true" style:writing-mode="lr-tb"/>
    </style:style>
    <style:style style:name="ta3" style:family="table" style:master-page-name="PageStyle_5f_menu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Item Category</text:p>
          </table:table-cell>
          <table:table-cell table:style-name="ce1" office:value-type="string" calcext:value-type="string">
            <text:p>Name / Main Ingredie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Bread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float" office:value="4" calcext:value-type="float">
            <text:p>$4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Bacon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Turkey Bacon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ausage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Ham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Hot Ham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Turkey Breast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ork Roll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crapple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Hot Sausage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Kielbasa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teak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Italian Sausage</text:p>
          </table:table-cell>
          <table:table-cell table:style-name="ce3" office:value-type="float" office:value="4.5" calcext:value-type="float">
            <text:p>$4.50</text:p>
          </table:table-cell>
          <table:table-cell/>
          <table:table-cell table:style-name="ce2" office:value-type="string" calcext:value-type="string">
            <text:p>Egg</text:p>
            <text:p>Hashbrown</text:p>
            <text:p>Cheese</text:p>
          </table:table-cell>
          <table:table-cell table:style-name="ce2" office:value-type="string" calcext:value-type="string">
            <text:p>Ketchup</text:p>
            <text:p>Salt</text:p>
            <text:p>Pepper</text:p>
          </table:table-cell>
          <table:table-cell table:style-name="ce2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lain</text:p>
          </table:table-cell>
          <table:table-cell table:style-name="ce3" office:value-type="float" office:value="5.5" calcext:value-type="float">
            <text:p>$5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Egg &amp; Cheese</text:p>
          </table:table-cell>
          <table:table-cell table:style-name="ce3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Bacon</text:p>
          </table:table-cell>
          <table:table-cell table:style-name="ce3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Sausage</text:p>
          </table:table-cell>
          <table:table-cell table:style-name="ce3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Kielbasa</text:p>
          </table:table-cell>
          <table:table-cell table:style-name="ce3" office:value-type="float" office:value="7.5" calcext:value-type="float">
            <text:p>$7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Hot Sausage</text:p>
          </table:table-cell>
          <table:table-cell table:style-name="ce3" office:value-type="float" office:value="7.5" calcext:value-type="float">
            <text:p>$7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Italian Sausage</text:p>
          </table:table-cell>
          <table:table-cell table:style-name="ce3" office:value-type="float" office:value="7.5" calcext:value-type="float">
            <text:p>$7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Plain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2" office:value-type="string" calcext:value-type="string">
            <text:p>Cheese</text:p>
            <text:p>Fried Oni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ushroom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epper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epperoni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Hoagie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lain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2" office:value-type="string" calcext:value-type="string">
            <text:p>Cheese</text:p>
            <text:p>Fried Onion</text:p>
            <text:p>Hash Brown &amp; Bac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ushroom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  <text:p>Hash Brown &amp; Bac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epper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  <text:p>Hash Brown &amp; Bac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epperoni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  <text:p>Hash Brown &amp; Bac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Hoagie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  <text:p>Hash Brown &amp; Bac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Buffalo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  <text:p>Hash Brown &amp; Bac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Buffalo Grilled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Cheese</text:p>
            <text:p>Fried Onion</text:p>
            <text:p>Hash Brown &amp; Bacon</text:p>
          </table:table-cell>
          <table:table-cell table:style-name="ce2" office:value-type="string" calcext:value-type="string">
            <text:p>Ketchup</text:p>
            <text:p>Mayo</text:p>
            <text:p>Salt</text:p>
            <text:p>Pepper</text:p>
          </table:table-cell>
          <table:table-cell table:style-name="ce2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Ham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Sandwich Bread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Turkey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Sandwich Bread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Cooked Salami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Sandwich Bread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Grilled Chicken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Sandwich Bread</text:p>
            <text:p>Hoagie Rolll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BLT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Lettuce</text:p>
            <text:p>Tomato</text:p>
            <text:p>Bacon</text:p>
          </table:table-cell>
          <table:table-cell table:style-name="ce2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BLT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2" office:value-type="string" calcext:value-type="string">
            <text:p>Lettuce</text:p>
            <text:p>Tomato</text:p>
            <text:p>Bacon</text:p>
          </table:table-cell>
          <table:table-cell table:style-name="ce2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Ham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2" office:value-type="string" calcext:value-type="string">
            <text:p>Lettuce</text:p>
            <text:p>Tomato</text:p>
            <text:p>Bacon</text:p>
          </table:table-cell>
          <table:table-cell table:style-name="ce2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Hot Ham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2" office:value-type="string" calcext:value-type="string">
            <text:p>Lettuce</text:p>
            <text:p>Tomato</text:p>
            <text:p>Bacon</text:p>
          </table:table-cell>
          <table:table-cell table:style-name="ce2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Turkey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2" office:value-type="string" calcext:value-type="string">
            <text:p>Lettuce</text:p>
            <text:p>Tomato</text:p>
            <text:p>Bacon</text:p>
          </table:table-cell>
          <table:table-cell table:style-name="ce2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Cooked Salami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2" office:value-type="string" calcext:value-type="string">
            <text:p>Lettuce</text:p>
            <text:p>Tomato</text:p>
            <text:p>Bacon</text:p>
          </table:table-cell>
          <table:table-cell table:style-name="ce2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ot Dog &amp; Sausage</text:p>
          </table:table-cell>
          <table:table-cell table:style-name="ce2" office:value-type="string" calcext:value-type="string">
            <text:p>Hot Dog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Hot Sausage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Kielbasa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exas Tommy</text:p>
          </table:table-cell>
          <table:table-cell table:style-name="ce3" office:value-type="float" office:value="5" calcext:value-type="float">
            <text:p>$5.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Vegetable</text:p>
          </table:table-cell>
          <table:table-cell table:style-name="ce3" office:value-type="float" office:value="4.5" calcext:value-type="float">
            <text:p>$4.5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2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heese</text:p>
          </table:table-cell>
          <table:table-cell table:style-name="ce3" office:value-type="float" office:value="5.5" calcext:value-type="float">
            <text:p>$5.5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2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American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2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talian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2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Ham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2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Turkey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2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Cheeseburger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</table:table-cell>
          <table:table-cell table:style-name="ce2" office:value-type="string" calcext:value-type="string">
            <text:p>Mayo</text:p>
            <text:p>Salt</text:p>
            <text:p>Pepper</text:p>
            <text:p>Ketchup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Bacon Cheeseburger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2" office:value-type="string" calcext:value-type="string">
            <text:p>Lettuce</text:p>
            <text:p>Tomato</text:p>
            <text:p>Onion</text:p>
            <text:p>Pickles</text:p>
          </table:table-cell>
          <table:table-cell table:style-name="ce2" office:value-type="string" calcext:value-type="string">
            <text:p>Mayo</text:p>
            <text:p>Salt</text:p>
            <text:p>Pepper</text:p>
            <text:p>Ketchup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lain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Tomato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Ham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Bacon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Turkey Bacon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Pork Roll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Turkey Breast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/ Sausage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de Orders</text:p>
          </table:table-cell>
          <table:table-cell table:style-name="ce2" office:value-type="string" calcext:value-type="string">
            <text:p>Side order of Hash Brown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ide order of Bacon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Hot Coffee - Small</text:p>
          </table:table-cell>
          <table:table-cell table:style-name="ce3" office:value-type="float" office:value="1" calcext:value-type="float">
            <text:p>$1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Hot Coffee - Large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Hot Tea - Small</text:p>
          </table:table-cell>
          <table:table-cell table:style-name="ce3" office:value-type="float" office:value="1" calcext:value-type="float">
            <text:p>$1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Hot Tea - Large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Ice Coffee</text:p>
          </table:table-cell>
          <table:table-cell table:style-name="ce3" office:value-type="float" office:value="3" calcext:value-type="float">
            <text:p>$3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oda Can</text:p>
          </table:table-cell>
          <table:table-cell table:style-name="ce3" office:value-type="float" office:value="1" calcext:value-type="float">
            <text:p>$1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oda Bottle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Juices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Energy Drink</text:p>
          </table:table-cell>
          <table:table-cell table:style-name="ce3" office:value-type="float" office:value="3" calcext:value-type="float">
            <text:p>$3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Bucket Ice Tea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Bucket Lemonade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ization" table:style-name="ta2"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1019" table:default-cell-style-name="Default"/>
        <table:table-row table:style-name="ro1">
          <table:table-cell table:style-name="ce1" office:value-type="string" calcext:value-type="string">
            <text:p><text:tab/>c_id</text:p>
          </table:table-cell>
          <table:table-cell table:style-name="ce1" office:value-type="string" calcext:value-type="string">
            <text:p>c_nameofdish</text:p>
          </table:table-cell>
          <table:table-cell table:style-name="ce1" office:value-type="string" calcext:value-type="string">
            <text:p>c_category</text:p>
          </table:table-cell>
          <table:table-cell table:style-name="ce1" office:value-type="string" calcext:value-type="string">
            <text:p>c_option</text:p>
          </table:table-cell>
          <table:table-cell table:style-name="ce6" office:value-type="string" calcext:value-type="string">
            <text:p>c_additionalprice</text:p>
          </table:table-cell>
          <table:table-cell table:style-name="ce2" office:value-type="string" calcext:value-type="string">
            <text:p>c_ischeckbox</text:p>
          </table:table-cell>
          <table:table-cell table:style-name="ce2" office:value-type="string" calcext:value-type="string">
            <text:p>c_isdefault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Bread</text:p>
          </table:table-cell>
          <table:table-cell table:style-name="ce3" office:value-type="string" calcext:value-type="string">
            <text:p>Bagel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Bread</text:p>
          </table:table-cell>
          <table:table-cell table:style-name="ce3" office:value-type="string" calcext:value-type="string">
            <text:p>Hoagie Roll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Egg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Hashbrow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Chees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Topping</text:p>
          </table:table-cell>
          <table:table-cell table:style-name="ce2" office:value-type="string" calcext:value-type="string">
            <text:p>Ketchup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Topping</text:p>
          </table:table-cell>
          <table:table-cell table:style-name="ce2" office:value-type="string" calcext:value-type="string">
            <text:p>Salt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Topping</text:p>
          </table:table-cell>
          <table:table-cell table:style-name="ce2" office:value-type="string" calcext:value-type="string">
            <text:p>Pepper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3" office:value-type="string" calcext:value-type="string">
            <text:p>Bacon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3" office:value-type="string" calcext:value-type="string">
            <text:p>Turkey Bacon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Sausage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am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t Ham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urkey Breast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ork Roll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Scrapple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t Sausage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Kielbasa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Steak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Italian Sausage</text:p>
          </table:table-cell>
          <table:table-cell table:style-name="ce7" office:value-type="float" office:value="0.5" calcext:value-type="float">
            <text:p>0.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lain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Egg &amp; Cheese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Bacon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Sausage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Kielbasa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t Sausage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Italian Sausage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lain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Mushroom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epper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epperoni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agie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Chees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Fried Onio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Ketchup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May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Salt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Hoagie Roll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lai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Mushroom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epper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epperoni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agie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Buffalo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Buffalo Grilled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Chees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Fried Onio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Hash Brown &amp; Baco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Ketchup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May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Salt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Hoagie Roll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am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urkey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Cooked Salami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Grilled Chicken</text:p>
          </table:table-cell>
          <table:table-cell table:style-name="ce7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Lettuc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Tomat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Onio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May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Sandwich Bread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Hoagie Roll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BLT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BLT Club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am Club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t Ham Club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urkey Club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Cooked Salami Club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Lettuc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Tomat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Baco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May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office:value-type="string" calcext:value-type="string">
            <text:p>Hot Dog &amp; Sausag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t Dog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office:value-type="string" calcext:value-type="string">
            <text:p>Hot Dog &amp; Sausag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ot Sausage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office:value-type="string" calcext:value-type="string">
            <text:p>Hot Dog &amp; Sausag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Kielbasa</text:p>
          </table:table-cell>
          <table:table-cell table:style-name="ce7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office:value-type="string" calcext:value-type="string">
            <text:p>Hot Dog &amp; Sausag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exas Tommy</text:p>
          </table:table-cell>
          <table:table-cell table:style-name="ce7" office:value-type="float" office:value="3" calcext:value-type="float">
            <text:p>3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Vegetabl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Cheese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American</text:p>
          </table:table-cell>
          <table:table-cell table:style-name="ce7" office:value-type="float" office:value="2.5" calcext:value-type="float">
            <text:p>2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Italian</text:p>
          </table:table-cell>
          <table:table-cell table:style-name="ce7" office:value-type="float" office:value="2.5" calcext:value-type="float">
            <text:p>2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am</text:p>
          </table:table-cell>
          <table:table-cell table:style-name="ce7" office:value-type="float" office:value="2.5" calcext:value-type="float">
            <text:p>2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urkey</text:p>
          </table:table-cell>
          <table:table-cell table:style-name="ce7" office:value-type="float" office:value="2.5" calcext:value-type="float">
            <text:p>2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Lettuc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Tomat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Onio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Pickles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Sweet Peppers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Hot Peppers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May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Salt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Oregan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Cheeseburger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Bacon Cheeseburger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Lettuce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Tomat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Onio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Options</text:p>
          </table:table-cell>
          <table:table-cell table:style-name="ce5" office:value-type="string" calcext:value-type="string">
            <text:p>Pickles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Mayo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Salt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Toppings</text:p>
          </table:table-cell>
          <table:table-cell table:style-name="ce5" office:value-type="string" calcext:value-type="string">
            <text:p>Ketchup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lain</text:p>
          </table:table-cell>
          <table:table-cell table:style-name="ce7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omato</text:p>
          </table:table-cell>
          <table:table-cell table:style-name="ce7" office:value-type="float" office:value="0.5" calcext:value-type="float">
            <text:p>0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Ham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Bacon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urkey Bacon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Pork Roll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Turkey Breast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Protein</text:p>
          </table:table-cell>
          <table:table-cell table:style-name="ce2" office:value-type="string" calcext:value-type="string">
            <text:p>Sausage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office:value-type="string" calcext:value-type="string">
            <text:p>Side Order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Side order of Hash Browns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office:value-type="string" calcext:value-type="string">
            <text:p>Side Order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Side order of Bacon</text:p>
          </table:table-cell>
          <table:table-cell table:style-name="ce7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Hot Coffee - Small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Hot Coffee - Large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Hot Tea - Small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Hot Tea - Large</text:p>
          </table:table-cell>
          <table:table-cell table:style-name="ce7" office:value-type="float" office:value="1.5" calcext:value-type="float">
            <text:p>1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Ice Coffee</text:p>
          </table:table-cell>
          <table:table-cell table:style-name="ce7" office:value-type="float" office:value="3" calcext:value-type="float">
            <text:p>3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Soda Can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Soda Bottle</text:p>
          </table:table-cell>
          <table:table-cell table:style-name="ce7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Juices</text:p>
          </table:table-cell>
          <table:table-cell table:style-name="ce7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Energy Drink</text:p>
          </table:table-cell>
          <table:table-cell table:style-name="ce7" office:value-type="float" office:value="3" calcext:value-type="float">
            <text:p>3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Bucket Ice Tea</text:p>
          </table:table-cell>
          <table:table-cell table:style-name="ce7" office:value-type="float" office:value="3.5" calcext:value-type="float">
            <text:p>3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Bucket Lemonade</text:p>
          </table:table-cell>
          <table:table-cell table:style-name="ce7" office:value-type="float" office:value="3.5" calcext:value-type="float">
            <text:p>3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872">
          <table:table-cell table:number-columns-repeated="4"/>
          <table:table-cell table:style-name="ce8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" table:style-name="ta3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018" table:default-cell-style-name="Default"/>
        <table:table-row table:style-name="ro1">
          <table:table-cell table:style-name="ce9" office:value-type="string" calcext:value-type="string">
            <text:p>m_id</text:p>
          </table:table-cell>
          <table:table-cell table:style-name="ce9" office:value-type="string" calcext:value-type="string">
            <text:p>m_name</text:p>
          </table:table-cell>
          <table:table-cell table:style-name="ce1" office:value-type="string" calcext:value-type="string">
            <text:p>m_icon</text:p>
          </table:table-cell>
          <table:table-cell table:style-name="ce1" office:value-type="string" calcext:value-type="string">
            <text:p>m_image</text:p>
          </table:table-cell>
          <table:table-cell table:style-name="ce6" office:value-type="string" calcext:value-type="string">
            <text:p>m_price</text:p>
          </table:table-cell>
          <table:table-cell table:style-name="ce9" office:value-type="string" calcext:value-type="string">
            <text:p>m_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reakfast Sandwich</text:p>
          </table:table-cell>
          <table:table-cell table:style-name="ce2" office:value-type="string" calcext:value-type="string">
            <text:p>breakfast-sandwich-icon.svg</text:p>
          </table:table-cell>
          <table:table-cell table:style-name="ce2" office:value-type="string" calcext:value-type="string">
            <text:p>bs_image.webp</text:p>
          </table:table-cell>
          <table:table-cell table:style-name="ce7" office:value-type="float" office:value="5" calcext:value-type="float">
            <text:p>5.00</text:p>
          </table:table-cell>
          <table:table-cell table:style-name="ce2" office:value-type="string" calcext:value-type="string">
            <text:p>Our classic breakfast staple with your choice of protein + extras.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French Toast</text:p>
          </table:table-cell>
          <table:table-cell table:style-name="ce2" office:value-type="string" calcext:value-type="string">
            <text:p>french-toast-icon.svg</text:p>
          </table:table-cell>
          <table:table-cell table:style-name="ce2" office:value-type="string" calcext:value-type="string">
            <text:p>ft_image.webp</text:p>
          </table:table-cell>
          <table:table-cell table:style-name="ce7" office:value-type="float" office:value="5.5" calcext:value-type="float">
            <text:p>5.5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heesesteak</text:p>
          </table:table-cell>
          <table:table-cell table:style-name="ce2" office:value-type="string" calcext:value-type="string">
            <text:p>cheesesteaks-icon.svg</text:p>
          </table:table-cell>
          <table:table-cell table:style-name="ce2" office:value-type="string" calcext:value-type="string">
            <text:p>cs_image.webp</text:p>
          </table:table-cell>
          <table:table-cell table:style-name="ce7" office:value-type="float" office:value="6" calcext:value-type="float">
            <text:p>6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hicken Cheesesteak</text:p>
          </table:table-cell>
          <table:table-cell table:style-name="ce2" office:value-type="string" calcext:value-type="string">
            <text:p>chcs_icon.webp</text:p>
          </table:table-cell>
          <table:table-cell table:style-name="ce2" office:value-type="string" calcext:value-type="string">
            <text:p>chcs_image.webp</text:p>
          </table:table-cell>
          <table:table-cell table:style-name="ce7" office:value-type="float" office:value="6" calcext:value-type="float">
            <text:p>6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sw_icon.webp</text:p>
          </table:table-cell>
          <table:table-cell table:style-name="ce2" office:value-type="string" calcext:value-type="string">
            <text:p>sw_image.webp</text:p>
          </table:table-cell>
          <table:table-cell table:style-name="ce7" office:value-type="float" office:value="5" calcext:value-type="float">
            <text:p>5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lub Sandwich</text:p>
          </table:table-cell>
          <table:table-cell table:style-name="ce2" office:value-type="string" calcext:value-type="string">
            <text:p>csw_icon.webp</text:p>
          </table:table-cell>
          <table:table-cell table:style-name="ce2" office:value-type="string" calcext:value-type="string">
            <text:p>csw_image.webp</text:p>
          </table:table-cell>
          <table:table-cell table:style-name="ce7" office:value-type="float" office:value="5" calcext:value-type="float">
            <text:p>5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Hot Dog &amp; Sausage</text:p>
          </table:table-cell>
          <table:table-cell table:style-name="ce2" office:value-type="string" calcext:value-type="string">
            <text:p>hot_dog-toast-icon.svg</text:p>
          </table:table-cell>
          <table:table-cell table:style-name="ce2" office:value-type="string" calcext:value-type="string">
            <text:p>hds_image.webp</text:p>
          </table:table-cell>
          <table:table-cell table:style-name="ce7" office:value-type="float" office:value="2" calcext:value-type="float">
            <text:p>2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Hoagies</text:p>
          </table:table-cell>
          <table:table-cell table:style-name="ce2" office:value-type="string" calcext:value-type="string">
            <text:p>hg_icon.webp</text:p>
          </table:table-cell>
          <table:table-cell table:style-name="ce2" office:value-type="string" calcext:value-type="string">
            <text:p>hg_image.webp</text:p>
          </table:table-cell>
          <table:table-cell table:style-name="ce7" office:value-type="float" office:value="4.5" calcext:value-type="float">
            <text:p>4.5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burger-icon.svg</text:p>
          </table:table-cell>
          <table:table-cell table:style-name="ce2" office:value-type="string" calcext:value-type="string">
            <text:p>bur_image.webp</text:p>
          </table:table-cell>
          <table:table-cell table:style-name="ce7" office:value-type="float" office:value="5" calcext:value-type="float">
            <text:p>5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rilled Cheese</text:p>
          </table:table-cell>
          <table:table-cell table:style-name="ce2" office:value-type="string" calcext:value-type="string">
            <text:p>gc_icon.webp</text:p>
          </table:table-cell>
          <table:table-cell table:style-name="ce2" office:value-type="string" calcext:value-type="string">
            <text:p>gc_image.webp</text:p>
          </table:table-cell>
          <table:table-cell table:style-name="ce7" office:value-type="float" office:value="3.5" calcext:value-type="float">
            <text:p>3.5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Side Orders</text:p>
          </table:table-cell>
          <table:table-cell table:style-name="ce2" office:value-type="string" calcext:value-type="string">
            <text:p>side-order-icon.svg</text:p>
          </table:table-cell>
          <table:table-cell/>
          <table:table-cell table:style-name="ce7" office:value-type="float" office:value="0" calcext:value-type="float">
            <text:p>0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drink-icon.svg</text:p>
          </table:table-cell>
          <table:table-cell/>
          <table:table-cell table:style-name="ce7" office:value-type="float" office:value="0" calcext:value-type="float">
            <text:p>0.00</text:p>
          </table:table-cell>
          <table:table-cell table:style-name="ce2" office:value-type="string" calcext:value-type="string">
            <text:p>Placeholder Description</text:p>
          </table:table-cell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983">
          <table:table-cell table:number-columns-repeated="4"/>
          <table:table-cell table:style-name="ce8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ization" style:display-name="PageStyle_custom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50" meta:object-count="0"/>
    <meta:generator>LibreOfficeDev/6.0.5.2$Linux_X86_64 LibreOffice_project/</meta:generator>
  </office:meta>
</office:document-meta>
</file>